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 Light" svg:font-family="'Calibri Light'" style:font-family-generic="roman" style:font-pitch="variable"/>
    <style:font-face style:name="Cooper Std Black" svg:font-family="'Cooper Std Black'" style:font-family-generic="roman" style:font-pitch="variable"/>
    <style:font-face style:name="Liberation Serif" svg:font-family="'Liberation Serif'" style:font-family-generic="roman" style:font-pitch="variable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49cm" style:rel-column-width="16383*"/>
    </style:style>
    <style:style style:name="Tabelle1.D" style:family="table-column">
      <style:table-column-properties style:column-width="4.251cm" style:rel-column-width="16386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5.984cm" fo:margin-left="-0.191cm" fo:margin-top="0cm" fo:margin-bottom="0cm" table:align="left" style:writing-mode="lr-tb"/>
    </style:style>
    <style:style style:name="Tabelle3.A" style:family="table-column">
      <style:table-column-properties style:column-width="3.332cm"/>
    </style:style>
    <style:style style:name="Tabelle3.B" style:family="table-column">
      <style:table-column-properties style:column-width="3.147cm"/>
    </style:style>
    <style:style style:name="Tabelle3.C" style:family="table-column">
      <style:table-column-properties style:column-width="3.152cm"/>
    </style:style>
    <style:style style:name="Tabelle3.D" style:family="table-column">
      <style:table-column-properties style:column-width="3.18cm"/>
    </style:style>
    <style:style style:name="Tabelle3.E" style:family="table-column">
      <style:table-column-properties style:column-width="3.173cm"/>
    </style:style>
    <style:style style:name="Tabelle3.1" style:family="table-row">
      <style:table-row-properties fo:keep-together="auto"/>
    </style:style>
    <style:style style:name="Tabelle3.A1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7f7f7f">
        <style:background-image/>
      </style:table-cell-properties>
    </style:style>
    <style:style style:name="Tabelle3.A2" style:family="table-cell">
      <style:table-cell-properties fo:background-color="#ffffff" fo:padding-left="0.191cm" fo:padding-right="0.191cm" fo:padding-top="0cm" fo:padding-bottom="0cm" fo:border-left="none" fo:border-right="0.5pt solid #7f7f7f" fo:border-top="none" fo:border-bottom="none">
        <style:background-image/>
      </style:table-cell-properties>
    </style:style>
    <style:style style:name="Tabelle3.B2" style:family="table-cell">
      <style:table-cell-properties fo:background-color="#f2f2f2" fo:padding-left="0.191cm" fo:padding-right="0.191cm" fo:padding-top="0cm" fo:padding-bottom="0cm" fo:border="none">
        <style:background-image/>
      </style:table-cell-properties>
    </style:style>
    <style:style style:name="Tabelle3.B3" style:family="table-cell">
      <style:table-cell-properties fo:padding-left="0.191cm" fo:padding-right="0.191cm" fo:padding-top="0cm" fo:padding-bottom="0cm" fo:border="none"/>
    </style:style>
    <style:style style:name="Tabelle3.C3" style:family="table-cell">
      <style:table-cell-properties fo:padding-left="0.191cm" fo:padding-right="0.191cm" fo:padding-top="0cm" fo:padding-bottom="0cm" fo:border="none"/>
    </style:style>
    <style:style style:name="Tabelle3.D3" style:family="table-cell">
      <style:table-cell-properties fo:padding-left="0.191cm" fo:padding-right="0.191cm" fo:padding-top="0cm" fo:padding-bottom="0cm" fo:border="none"/>
    </style:style>
    <style:style style:name="Tabelle3.E3" style:family="table-cell">
      <style:table-cell-properties fo:padding-left="0.191cm" fo:padding-right="0.191cm" fo:padding-top="0cm" fo:padding-bottom="0cm" fo:border="none"/>
    </style:style>
    <style:style style:name="Tabelle3.B5" style:family="table-cell">
      <style:table-cell-properties fo:padding-left="0.191cm" fo:padding-right="0.191cm" fo:padding-top="0cm" fo:padding-bottom="0cm" fo:border="none"/>
    </style:style>
    <style:style style:name="Tabelle3.C5" style:family="table-cell">
      <style:table-cell-properties fo:padding-left="0.191cm" fo:padding-right="0.191cm" fo:padding-top="0cm" fo:padding-bottom="0cm" fo:border="none"/>
    </style:style>
    <style:style style:name="Tabelle3.D5" style:family="table-cell">
      <style:table-cell-properties fo:padding-left="0.191cm" fo:padding-right="0.191cm" fo:padding-top="0cm" fo:padding-bottom="0cm" fo:border="none"/>
    </style:style>
    <style:style style:name="Tabelle3.E5" style:family="table-cell">
      <style:table-cell-properties fo:padding-left="0.191cm" fo:padding-right="0.191cm" fo:padding-top="0cm" fo:padding-bottom="0cm" fo:border="none"/>
    </style:style>
    <style:style style:name="Tabelle3.B7" style:family="table-cell">
      <style:table-cell-properties fo:padding-left="0.191cm" fo:padding-right="0.191cm" fo:padding-top="0cm" fo:padding-bottom="0cm" fo:border="none"/>
    </style:style>
    <style:style style:name="Tabelle3.C7" style:family="table-cell">
      <style:table-cell-properties fo:padding-left="0.191cm" fo:padding-right="0.191cm" fo:padding-top="0cm" fo:padding-bottom="0cm" fo:border="none"/>
    </style:style>
    <style:style style:name="Tabelle3.D7" style:family="table-cell">
      <style:table-cell-properties fo:padding-left="0.191cm" fo:padding-right="0.191cm" fo:padding-top="0cm" fo:padding-bottom="0cm" fo:border="none"/>
    </style:style>
    <style:style style:name="Tabelle3.E7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text-properties style:font-name="Calibri Light1" officeooo:rsid="0010ff76" officeooo:paragraph-rsid="0010ff76"/>
    </style:style>
    <style:style style:name="P2" style:family="paragraph" style:parent-style-name="Standard">
      <style:paragraph-properties>
        <style:tab-stops>
          <style:tab-stop style:position="15.984cm" style:type="right" style:leader-style="dotted" style:leader-text="."/>
        </style:tab-stops>
      </style:paragraph-properties>
      <style:text-properties style:font-name="Calibri Light1" officeooo:rsid="0010ff76" officeooo:paragraph-rsid="0012e00a"/>
    </style:style>
    <style:style style:name="P3" style:family="paragraph" style:parent-style-name="Standard">
      <style:paragraph-properties>
        <style:tab-stops>
          <style:tab-stop style:position="15.984cm" style:type="right" style:leader-style="dotted" style:leader-text="."/>
        </style:tab-stops>
      </style:paragraph-properties>
      <style:text-properties style:font-name="Calibri Light1" officeooo:rsid="0010ff76" officeooo:paragraph-rsid="00147220"/>
    </style:style>
    <style:style style:name="P4" style:family="paragraph" style:parent-style-name="Standard">
      <style:paragraph-properties>
        <style:tab-stops>
          <style:tab-stop style:position="15.984cm" style:type="right" style:leader-style="dotted" style:leader-text="."/>
        </style:tab-stops>
      </style:paragraph-properties>
      <style:text-properties style:font-name="Calibri Light1" officeooo:rsid="0010ff76" officeooo:paragraph-rsid="00157dc8"/>
    </style:style>
    <style:style style:name="P5" style:family="paragraph" style:parent-style-name="Standard">
      <style:paragraph-properties>
        <style:tab-stops>
          <style:tab-stop style:position="15.984cm" style:type="right" style:leader-style="dotted" style:leader-text="."/>
        </style:tab-stops>
      </style:paragraph-properties>
      <style:text-properties style:font-name="Calibri Light1" fo:font-size="11pt" officeooo:rsid="001603e0" officeooo:paragraph-rsid="001603e0" style:font-size-asian="11pt" style:font-size-complex="11pt"/>
    </style:style>
    <style:style style:name="P6" style:family="paragraph" style:parent-style-name="Standard">
      <style:text-properties style:font-name="Calibri Light1" fo:font-size="11pt" officeooo:paragraph-rsid="001603e0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15.984cm" style:type="right" style:leader-style="dotted" style:leader-text="."/>
        </style:tab-stops>
      </style:paragraph-properties>
      <style:text-properties style:font-name="Calibri Light1" fo:font-size="11pt" officeooo:rsid="0010ff76" officeooo:paragraph-rsid="001603e0" style:font-size-asian="11pt" style:font-size-complex="11pt"/>
    </style:style>
    <style:style style:name="P8" style:family="paragraph" style:parent-style-name="Standard">
      <style:text-properties style:font-name="Calibri Light1" fo:font-weight="bold" officeooo:rsid="00164cc2" officeooo:paragraph-rsid="00164cc2" style:font-weight-asian="bold" style:font-weight-complex="bold"/>
    </style:style>
    <style:style style:name="P9" style:family="paragraph" style:parent-style-name="Standard">
      <style:text-properties style:font-name="Calibri Light1" fo:font-weight="bold" officeooo:rsid="00164cc2" officeooo:paragraph-rsid="00169c2b" style:font-weight-asian="bold" style:font-weight-complex="bold"/>
    </style:style>
    <style:style style:name="P10" style:family="paragraph" style:parent-style-name="Standard">
      <style:text-properties style:font-name="Calibri Light1" fo:font-weight="bold" officeooo:rsid="001b957d" officeooo:paragraph-rsid="001d7c59" style:font-weight-asian="bold" style:font-weight-complex="bold"/>
    </style:style>
    <style:style style:name="P11" style:family="paragraph" style:parent-style-name="Standard">
      <style:text-properties style:font-name="Calibri Light1" fo:font-weight="bold" officeooo:rsid="001b957d" officeooo:paragraph-rsid="002079de" style:font-weight-asian="bold" style:font-weight-complex="bold"/>
    </style:style>
    <style:style style:name="P12" style:family="paragraph" style:parent-style-name="Standard">
      <style:text-properties style:font-name="Calibri Light1" fo:font-weight="bold" officeooo:rsid="001a5faf" officeooo:paragraph-rsid="001d7c59" style:font-weight-asian="bold" style:font-weight-complex="bold"/>
    </style:style>
    <style:style style:name="P13" style:family="paragraph" style:parent-style-name="Standard">
      <style:text-properties style:font-name="Calibri Light1" fo:font-weight="bold" officeooo:rsid="002079de" officeooo:paragraph-rsid="002079de" style:font-weight-asian="bold" style:font-weight-complex="bold"/>
    </style:style>
    <style:style style:name="P14" style:family="paragraph" style:parent-style-name="Standard">
      <style:text-properties officeooo:paragraph-rsid="00164cc2"/>
    </style:style>
    <style:style style:name="P15" style:family="paragraph" style:parent-style-name="Standard">
      <style:text-properties officeooo:paragraph-rsid="00169c2b"/>
    </style:style>
    <style:style style:name="P16" style:family="paragraph" style:parent-style-name="Standard">
      <style:text-properties officeooo:paragraph-rsid="001a5faf"/>
    </style:style>
    <style:style style:name="P17" style:family="paragraph" style:parent-style-name="Standard">
      <style:text-properties officeooo:rsid="00180b7f" officeooo:paragraph-rsid="002079de"/>
    </style:style>
    <style:style style:name="P18" style:family="paragraph" style:parent-style-name="Standard">
      <style:text-properties officeooo:rsid="00180b7f" officeooo:paragraph-rsid="00242f5a"/>
    </style:style>
    <style:style style:name="P19" style:family="paragraph" style:parent-style-name="Standard">
      <style:text-properties fo:font-weight="bold" officeooo:paragraph-rsid="001a5faf" style:font-weight-asian="bold"/>
    </style:style>
    <style:style style:name="P20" style:family="paragraph" style:parent-style-name="Standard">
      <style:text-properties fo:font-weight="bold" officeooo:rsid="001a5faf" officeooo:paragraph-rsid="001a5faf" style:font-weight-asian="bold"/>
    </style:style>
    <style:style style:name="P21" style:family="paragraph" style:parent-style-name="Standard">
      <style:paragraph-properties fo:margin-top="0cm" fo:margin-bottom="0cm" style:contextual-spacing="false" fo:text-align="end" style:justify-single-word="false"/>
      <style:text-properties style:font-name="Calibri Light" fo:font-size="13pt" fo:font-style="italic" officeooo:paragraph-rsid="00169c2b" style:font-size-asian="13pt" style:font-style-asian="italic" style:font-style-complex="italic"/>
    </style:style>
    <style:style style:name="P22" style:family="paragraph" style:parent-style-name="Standard">
      <style:paragraph-properties fo:margin-top="0cm" fo:margin-bottom="0cm" style:contextual-spacing="false"/>
      <style:text-properties style:font-name="Calibri Light" fo:font-size="13pt" fo:font-style="italic" officeooo:paragraph-rsid="00169c2b" style:font-size-asian="13pt" style:font-style-asian="italic" style:font-style-complex="italic"/>
    </style:style>
    <style:style style:name="P23" style:family="paragraph" style:parent-style-name="Standard">
      <style:paragraph-properties fo:margin-top="0cm" fo:margin-bottom="0cm" style:contextual-spacing="false"/>
      <style:text-properties officeooo:paragraph-rsid="00169c2b"/>
    </style:style>
    <style:style style:name="P24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  <style:text-properties officeooo:paragraph-rsid="0012e00a"/>
    </style:style>
    <style:style style:name="P25" style:family="paragraph" style:parent-style-name="Heading_20_1">
      <style:text-properties style:font-name="Calibri Light1" officeooo:paragraph-rsid="00132ceb"/>
    </style:style>
    <style:style style:name="P26" style:family="paragraph" style:parent-style-name="Heading_20_1">
      <style:text-properties style:font-name="Calibri Light1" officeooo:paragraph-rsid="00157dc8"/>
    </style:style>
    <style:style style:name="P27" style:family="paragraph" style:parent-style-name="Heading_20_1">
      <style:text-properties officeooo:paragraph-rsid="00169c2b"/>
    </style:style>
    <style:style style:name="P28" style:family="paragraph" style:parent-style-name="Heading_20_1">
      <style:paragraph-properties fo:line-height="115%"/>
      <style:text-properties officeooo:paragraph-rsid="00169c2b"/>
    </style:style>
    <style:style style:name="P29" style:family="paragraph" style:parent-style-name="Heading_20_1">
      <style:text-properties officeooo:rsid="00180b7f" officeooo:paragraph-rsid="002079de"/>
    </style:style>
    <style:style style:name="P30" style:family="paragraph" style:parent-style-name="Heading_20_1">
      <style:text-properties officeooo:paragraph-rsid="00225a93"/>
    </style:style>
    <style:style style:name="P31" style:family="paragraph" style:parent-style-name="Heading_20_1">
      <style:paragraph-properties fo:break-before="page">
        <style:tab-stops>
          <style:tab-stop style:position="15.984cm" style:type="right" style:leader-style="dotted" style:leader-text="."/>
        </style:tab-stops>
      </style:paragraph-properties>
      <style:text-properties style:font-name="Calibri Light1" officeooo:rsid="0010ff76" officeooo:paragraph-rsid="0012e00a"/>
    </style:style>
    <style:style style:name="P32" style:family="paragraph" style:parent-style-name="Contents_20_Heading">
      <style:paragraph-properties fo:break-before="page"/>
      <style:text-properties style:font-name="Calibri Light1" fo:language="de" fo:country="DE" officeooo:paragraph-rsid="0012e00a"/>
    </style:style>
    <style:style style:name="P33" style:family="paragraph" style:parent-style-name="Table_20_Contents">
      <style:text-properties style:font-name="Calibri Light1" fo:font-weight="bold" officeooo:rsid="0012e00a" officeooo:paragraph-rsid="0012e00a" style:font-weight-asian="bold" style:font-weight-complex="bold"/>
    </style:style>
    <style:style style:name="P34" style:family="paragraph" style:parent-style-name="Table_20_Contents">
      <style:text-properties style:font-name="Calibri Light1" fo:font-size="11pt" fo:font-weight="bold" officeooo:rsid="0012e00a" officeooo:paragraph-rsid="0012e00a" style:font-size-asian="11pt" style:font-weight-asian="bold" style:font-size-complex="11pt" style:font-weight-complex="bold"/>
    </style:style>
    <style:style style:name="P35" style:family="paragraph" style:parent-style-name="Table_20_Contents">
      <style:text-properties style:font-name="Calibri Light1" fo:font-size="11pt" officeooo:rsid="0012e00a" officeooo:paragraph-rsid="0012e00a" style:font-size-asian="11pt" style:font-size-complex="11pt"/>
    </style:style>
    <style:style style:name="P36" style:family="paragraph" style:parent-style-name="Table_20_Contents">
      <style:text-properties style:font-name="Calibri Light1" fo:font-size="11pt" officeooo:rsid="0012e00a" officeooo:paragraph-rsid="0012e00a" style:font-size-asian="9.60000038146973pt" style:font-size-complex="11pt"/>
    </style:style>
    <style:style style:name="P37" style:family="paragraph" style:parent-style-name="Contents_20_1">
      <style:paragraph-properties>
        <style:tab-stops>
          <style:tab-stop style:position="15.984cm" style:type="right" style:leader-style="dotted" style:leader-text="."/>
        </style:tab-stops>
      </style:paragraph-properties>
      <style:text-properties officeooo:rsid="0010ff76" officeooo:paragraph-rsid="0012e00a"/>
    </style:style>
    <style:style style:name="P38" style:family="paragraph" style:parent-style-name="Contents_20_1">
      <style:paragraph-properties>
        <style:tab-stops>
          <style:tab-stop style:position="15.984cm" style:type="right" style:leader-style="dotted" style:leader-text="."/>
        </style:tab-stops>
      </style:paragraph-properties>
      <style:text-properties officeooo:paragraph-rsid="0012e00a"/>
    </style:style>
    <style:style style:name="P39" style:family="paragraph" style:parent-style-name="Contents_20_2">
      <style:paragraph-properties>
        <style:tab-stops>
          <style:tab-stop style:position="15.984cm" style:type="right" style:leader-style="dotted" style:leader-text="."/>
        </style:tab-stops>
      </style:paragraph-properties>
      <style:text-properties officeooo:paragraph-rsid="0012e00a"/>
    </style:style>
    <style:style style:name="P40" style:family="paragraph" style:parent-style-name="Heading_20_2">
      <style:text-properties style:font-name="Calibri Light1" officeooo:paragraph-rsid="00132ceb"/>
    </style:style>
    <style:style style:name="P41" style:family="paragraph" style:parent-style-name="Heading_20_2">
      <style:paragraph-properties>
        <style:tab-stops>
          <style:tab-stop style:position="15.984cm" style:type="right" style:leader-style="dotted" style:leader-text="."/>
        </style:tab-stops>
      </style:paragraph-properties>
      <style:text-properties style:font-name="Calibri Light1" officeooo:rsid="0010ff76" officeooo:paragraph-rsid="00157dc8"/>
    </style:style>
    <style:style style:name="P42" style:family="paragraph" style:parent-style-name="Heading_20_2">
      <style:text-properties style:font-name="Calibri Light1" fo:font-weight="bold" officeooo:rsid="00164cc2" officeooo:paragraph-rsid="00164cc2" style:font-weight-asian="bold" style:font-weight-complex="bold"/>
    </style:style>
    <style:style style:name="P43" style:family="paragraph" style:parent-style-name="Heading_20_2">
      <style:text-properties officeooo:rsid="00164cc2" officeooo:paragraph-rsid="00164cc2"/>
    </style:style>
    <style:style style:name="P44" style:family="paragraph" style:parent-style-name="Heading_20_2">
      <style:text-properties officeooo:paragraph-rsid="00164cc2"/>
    </style:style>
    <style:style style:name="P45" style:family="paragraph" style:parent-style-name="Heading_20_2">
      <style:text-properties officeooo:paragraph-rsid="00169c2b"/>
    </style:style>
    <style:style style:name="P46" style:family="paragraph" style:parent-style-name="Heading_20_2">
      <style:text-properties officeooo:rsid="00180b7f" officeooo:paragraph-rsid="00225a93"/>
    </style:style>
    <style:style style:name="P47" style:family="paragraph" style:parent-style-name="Heading_20_3">
      <style:paragraph-properties>
        <style:tab-stops>
          <style:tab-stop style:position="15.984cm" style:type="right" style:leader-style="dotted" style:leader-text="."/>
        </style:tab-stops>
      </style:paragraph-properties>
      <style:text-properties style:font-name="Calibri Light1" officeooo:rsid="0010ff76" officeooo:paragraph-rsid="00132ceb"/>
    </style:style>
    <style:style style:name="P48" style:family="paragraph" style:parent-style-name="Heading_20_3">
      <style:paragraph-properties>
        <style:tab-stops>
          <style:tab-stop style:position="15.984cm" style:type="right" style:leader-style="dotted" style:leader-text="."/>
        </style:tab-stops>
      </style:paragraph-properties>
      <style:text-properties style:font-name="Calibri Light1" officeooo:rsid="0010ff76" officeooo:paragraph-rsid="00147220"/>
    </style:style>
    <style:style style:name="P49" style:family="paragraph" style:parent-style-name="Heading_20_3">
      <style:text-properties style:font-name="Calibri Light1" officeooo:paragraph-rsid="00147220"/>
    </style:style>
    <style:style style:name="P50" style:family="paragraph" style:parent-style-name="Heading_20_3">
      <style:paragraph-properties>
        <style:tab-stops>
          <style:tab-stop style:position="15.984cm" style:type="right" style:leader-style="dotted" style:leader-text="."/>
        </style:tab-stops>
      </style:paragraph-properties>
      <style:text-properties style:font-name="Calibri Light1" fo:font-size="11pt" officeooo:rsid="0010ff76" officeooo:paragraph-rsid="001603e0" style:font-size-asian="11pt" style:font-size-complex="11pt"/>
    </style:style>
    <style:style style:name="P51" style:family="paragraph" style:parent-style-name="Heading_20_3">
      <style:paragraph-properties>
        <style:tab-stops>
          <style:tab-stop style:position="15.984cm" style:type="right" style:leader-style="dotted" style:leader-text="."/>
        </style:tab-stops>
      </style:paragraph-properties>
      <style:text-properties style:font-name="Calibri Light1" fo:font-size="11pt" officeooo:rsid="001603e0" officeooo:paragraph-rsid="001603e0" style:font-size-asian="11pt" style:font-size-complex="11pt"/>
    </style:style>
    <style:style style:name="P52" style:family="paragraph" style:parent-style-name="Heading_20_3">
      <style:paragraph-properties>
        <style:tab-stops>
          <style:tab-stop style:position="15.984cm" style:type="right" style:leader-style="dotted" style:leader-text="."/>
        </style:tab-stops>
      </style:paragraph-properties>
      <style:text-properties style:font-name="Calibri Light1" fo:font-size="11pt" officeooo:rsid="00164cc2" officeooo:paragraph-rsid="00164cc2" style:font-size-asian="11pt" style:font-size-complex="11pt"/>
    </style:style>
    <style:style style:name="P53" style:family="paragraph" style:parent-style-name="Heading_20_3">
      <style:text-properties officeooo:rsid="00164cc2" officeooo:paragraph-rsid="00164cc2"/>
    </style:style>
    <style:style style:name="P54" style:family="paragraph" style:parent-style-name="Heading_20_3">
      <style:text-properties officeooo:paragraph-rsid="002079de"/>
    </style:style>
    <style:style style:name="P55" style:family="paragraph" style:parent-style-name="Standard">
      <style:paragraph-properties fo:margin-top="0.423cm" fo:margin-bottom="0.282cm" style:contextual-spacing="false" fo:line-height="100%"/>
      <style:text-properties style:font-name="Calibri Light1" fo:font-weight="bold" officeooo:rsid="00164cc2" officeooo:paragraph-rsid="00169c2b" style:font-weight-asian="bold" style:font-weight-complex="bold"/>
    </style:style>
    <style:style style:name="P56" style:family="paragraph" style:parent-style-name="Text_20_body">
      <style:text-properties officeooo:rsid="00180b7f" officeooo:paragraph-rsid="00180b7f"/>
    </style:style>
    <style:style style:name="P57" style:family="paragraph" style:parent-style-name="Text_20_body">
      <style:text-properties officeooo:rsid="001b957d" officeooo:paragraph-rsid="001b957d"/>
    </style:style>
    <style:style style:name="P58" style:family="paragraph" style:parent-style-name="Text_20_body">
      <style:text-properties officeooo:rsid="001b957d" officeooo:paragraph-rsid="002079de"/>
    </style:style>
    <style:style style:name="P59" style:family="paragraph" style:parent-style-name="Standard">
      <style:text-properties officeooo:rsid="002599f9" officeooo:paragraph-rsid="002599f9"/>
    </style:style>
    <style:style style:name="P60" style:family="paragraph" style:parent-style-name="Standard">
      <style:text-properties officeooo:rsid="002599f9" officeooo:paragraph-rsid="0029d29b"/>
    </style:style>
    <style:style style:name="P61" style:family="paragraph" style:parent-style-name="Standard">
      <style:text-properties officeooo:rsid="0025d543" officeooo:paragraph-rsid="0025d543"/>
    </style:style>
    <style:style style:name="P62" style:family="paragraph" style:parent-style-name="Standard">
      <style:text-properties officeooo:rsid="0025d543" officeooo:paragraph-rsid="0029d29b"/>
    </style:style>
    <style:style style:name="P63" style:family="paragraph" style:parent-style-name="Standard">
      <style:text-properties officeooo:paragraph-rsid="0025d543"/>
    </style:style>
    <style:style style:name="P64" style:family="paragraph" style:parent-style-name="Standard">
      <style:paragraph-properties>
        <style:tab-stops>
          <style:tab-stop style:position="15.984cm" style:type="right" style:leader-style="dotted" style:leader-text="."/>
        </style:tab-stops>
      </style:paragraph-properties>
      <style:text-properties style:font-name="Calibri Light1" officeooo:rsid="00147220" officeooo:paragraph-rsid="00147220"/>
    </style:style>
    <style:style style:name="P65" style:family="paragraph" style:parent-style-name="Standard">
      <style:text-properties style:font-name="Calibri Light1" fo:font-weight="bold" officeooo:rsid="00164cc2" officeooo:paragraph-rsid="0029d29b" style:font-weight-asian="bold" style:font-weight-complex="bold"/>
    </style:style>
    <style:style style:name="P66" style:family="paragraph" style:parent-style-name="Standard">
      <style:text-properties officeooo:paragraph-rsid="0029d29b"/>
    </style:style>
    <style:style style:name="P67" style:family="paragraph" style:parent-style-name="Subtitle">
      <style:paragraph-properties>
        <style:tab-stops>
          <style:tab-stop style:position="15.984cm" style:type="right" style:leader-style="dotted" style:leader-text="."/>
        </style:tab-stops>
      </style:paragraph-properties>
      <style:text-properties style:font-name="Cooper Std Black" officeooo:rsid="0029d29b" officeooo:paragraph-rsid="0029d29b"/>
    </style:style>
    <style:style style:name="P68" style:family="paragraph" style:parent-style-name="Subtitle">
      <style:text-properties style:font-name="Cooper Std Black" officeooo:rsid="0029d29b" officeooo:paragraph-rsid="0029d29b"/>
    </style:style>
    <style:style style:name="P69" style:family="paragraph" style:parent-style-name="Subtitle">
      <style:paragraph-properties>
        <style:tab-stops>
          <style:tab-stop style:position="15.984cm" style:type="right" style:leader-style="dotted" style:leader-text="."/>
        </style:tab-stops>
      </style:paragraph-properties>
      <style:text-properties style:font-name="Cooper Std Black" fo:font-size="11pt" officeooo:rsid="0029d29b" officeooo:paragraph-rsid="0029d29b" style:font-size-asian="11pt" style:font-size-complex="11pt"/>
    </style:style>
    <style:style style:name="P70" style:family="paragraph" style:parent-style-name="Heading_20_1">
      <style:text-properties officeooo:paragraph-rsid="002599f9"/>
    </style:style>
    <style:style style:name="P71" style:family="paragraph" style:parent-style-name="Heading_20_1">
      <style:text-properties officeooo:paragraph-rsid="0025d543"/>
    </style:style>
    <style:style style:name="P72" style:family="paragraph" style:parent-style-name="Heading_20_3">
      <style:text-properties officeooo:paragraph-rsid="002599f9"/>
    </style:style>
    <style:style style:name="P73" style:family="paragraph" style:parent-style-name="Heading_20_2">
      <style:text-properties officeooo:rsid="00180b7f" officeooo:paragraph-rsid="002599f9"/>
    </style:style>
    <style:style style:name="P74" style:family="paragraph" style:parent-style-name="Heading_20_2">
      <style:text-properties officeooo:paragraph-rsid="002599f9"/>
    </style:style>
    <style:style style:name="P75" style:family="paragraph" style:parent-style-name="Heading_20_2">
      <style:text-properties officeooo:rsid="002599f9" officeooo:paragraph-rsid="0025d543"/>
    </style:style>
    <style:style style:name="P76" style:family="paragraph" style:parent-style-name="Heading_20_2">
      <style:text-properties officeooo:rsid="0025d543" officeooo:paragraph-rsid="0025d543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officeooo:rsid="00147220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157dc8" style:font-weight-asian="bold"/>
    </style:style>
    <style:style style:name="T6" style:family="text">
      <style:text-properties style:font-name="Calibri Light1"/>
    </style:style>
    <style:style style:name="T7" style:family="text">
      <style:text-properties style:font-name="Calibri Light1" text:display="true"/>
    </style:style>
    <style:style style:name="T8" style:family="text">
      <style:text-properties style:font-name="Calibri Light1" fo:language="en" fo:country="GB"/>
    </style:style>
    <style:style style:name="T9" style:family="text">
      <style:text-properties style:font-name="Calibri Light1" fo:font-weight="bold" style:font-weight-asian="bold" style:font-weight-complex="bold"/>
    </style:style>
    <style:style style:name="T10" style:family="text">
      <style:text-properties style:font-name="Calibri Light1" fo:font-weight="bold" officeooo:rsid="00164cc2" style:font-weight-asian="bold" style:font-weight-complex="bold"/>
    </style:style>
    <style:style style:name="T11" style:family="text">
      <style:text-properties style:font-name="Calibri Light1" fo:font-weight="bold" officeooo:rsid="00169c2b" style:font-weight-asian="bold" style:font-weight-complex="bold"/>
    </style:style>
    <style:style style:name="T12" style:family="text">
      <style:text-properties style:font-name="Calibri Light1" fo:font-weight="bold" officeooo:rsid="001f8686" style:font-weight-asian="bold" style:font-weight-complex="bold"/>
    </style:style>
    <style:style style:name="T13" style:family="text">
      <style:text-properties style:font-name="Calibri Light1" fo:font-weight="bold" officeooo:rsid="002079de" style:font-weight-asian="bold" style:font-weight-complex="bold"/>
    </style:style>
    <style:style style:name="T14" style:family="text">
      <style:text-properties officeooo:rsid="00157dc8"/>
    </style:style>
    <style:style style:name="T15" style:family="text">
      <style:text-properties officeooo:rsid="001603e0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officeooo:rsid="00169c2b"/>
    </style:style>
    <style:style style:name="T18" style:family="text">
      <style:text-properties fo:font-style="italic"/>
    </style:style>
    <style:style style:name="T19" style:family="text">
      <style:text-properties officeooo:rsid="00180b7f"/>
    </style:style>
    <style:style style:name="T20" style:family="text">
      <style:text-properties officeooo:rsid="001a5faf"/>
    </style:style>
    <style:style style:name="T21" style:family="text">
      <style:text-properties officeooo:rsid="001b957d"/>
    </style:style>
    <style:style style:name="T22" style:family="text">
      <style:text-properties officeooo:rsid="0025d543"/>
    </style:style>
    <style:style style:name="T23" style:family="text">
      <style:text-properties officeooo:rsid="00273da7"/>
    </style:style>
    <style:style style:name="T24" style:family="text">
      <style:text-properties officeooo:rsid="0029d29b"/>
    </style:style>
    <style:style style:name="T25" style:family="text">
      <style:text-properties style:font-name="Cooper Std Black" officeooo:rsid="0029d2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chbarkeit</text:p>
      <text:p text:style-name="P1"/>
      <text:p text:style-name="P1"/>
      <text:p text:style-name="P1"/>
      <text:p text:style-name="P1"/>
      <text:p text:style-name="P1"/>
      <text:p text:style-name="P32">Inhaltsverzeichnis</text:p>
      <text:p text:style-name="P38"><text:a xlink:type="simple" xlink:href="#_Toc442864851" text:style-name="Index_20_Link" text:visited-style-name="Index_20_Link"><text:span text:style-name="T6">Protokoll</text:span></text:a><text:a xlink:type="simple" xlink:href="#_Toc442864851" text:style-name="Index_20_Link" text:visited-style-name="Index_20_Link"><text:span text:style-name="T7"><text:tab/>3</text:span></text:a></text:p>
      <text:p text:style-name="P38"><text:a xlink:type="simple" xlink:href="#_Toc442864852" text:style-name="Index_20_Link" text:visited-style-name="Index_20_Link"><text:span text:style-name="T6">Projektdaten</text:span></text:a><text:a xlink:type="simple" xlink:href="#_Toc442864852" text:style-name="Index_20_Link" text:visited-style-name="Index_20_Link"><text:span text:style-name="T7"><text:tab/>3</text:span></text:a></text:p>
      <text:p text:style-name="P39"><text:a xlink:type="simple" xlink:href="#_Toc442864853" text:style-name="Index_20_Link" text:visited-style-name="Index_20_Link"><text:span text:style-name="T6">Projektbeschreibung</text:span></text:a><text:a xlink:type="simple" xlink:href="#_Toc442864853" text:style-name="Index_20_Link" text:visited-style-name="Index_20_Link"><text:span text:style-name="T7"><text:tab/>3</text:span></text:a></text:p>
      <text:p text:style-name="P24"><text:a xlink:type="simple" xlink:href="#_Toc442864854" text:style-name="Index_20_Link" text:visited-style-name="Index_20_Link"><text:span text:style-name="T6">Einführung</text:span></text:a><text:a xlink:type="simple" xlink:href="#_Toc442864854" text:style-name="Index_20_Link" text:visited-style-name="Index_20_Link"><text:span text:style-name="T7"><text:tab/>3</text:span></text:a></text:p>
      <text:p text:style-name="P24"><text:a xlink:type="simple" xlink:href="#_Toc442864855" text:style-name="Index_20_Link" text:visited-style-name="Index_20_Link"><text:span text:style-name="T6">Beschreibung</text:span></text:a><text:a xlink:type="simple" xlink:href="#_Toc442864855" text:style-name="Index_20_Link" text:visited-style-name="Index_20_Link"><text:span text:style-name="T7"><text:tab/>3</text:span></text:a></text:p>
      <text:p text:style-name="P24"><text:a xlink:type="simple" xlink:href="#_Toc442864856" text:style-name="Index_20_Link" text:visited-style-name="Index_20_Link"><text:span text:style-name="T6">Team</text:span></text:a><text:a xlink:type="simple" xlink:href="#_Toc442864856" text:style-name="Index_20_Link" text:visited-style-name="Index_20_Link"><text:span text:style-name="T7"><text:tab/>3</text:span></text:a></text:p>
      <text:p text:style-name="P38"><text:a xlink:type="simple" xlink:href="#_Toc442864857" text:style-name="Index_20_Link" text:visited-style-name="Index_20_Link"><text:span text:style-name="T6">Voruntersuchung</text:span></text:a><text:a xlink:type="simple" xlink:href="#_Toc442864857" text:style-name="Index_20_Link" text:visited-style-name="Index_20_Link"><text:span text:style-name="T7"><text:tab/>4</text:span></text:a></text:p>
      <text:p text:style-name="P39"><text:a xlink:type="simple" xlink:href="#_Toc442864858" text:style-name="Index_20_Link" text:visited-style-name="Index_20_Link"><text:span text:style-name="T6">Ist-Erhebung</text:span></text:a><text:a xlink:type="simple" xlink:href="#_Toc442864858" text:style-name="Index_20_Link" text:visited-style-name="Index_20_Link"><text:span text:style-name="T7"><text:tab/>4</text:span></text:a></text:p>
      <text:p text:style-name="P24"><text:a xlink:type="simple" xlink:href="#_Toc442864859" text:style-name="Index_20_Link" text:visited-style-name="Index_20_Link"><text:span text:style-name="T6">Office Online</text:span></text:a><text:a xlink:type="simple" xlink:href="#_Toc442864859" text:style-name="Index_20_Link" text:visited-style-name="Index_20_Link"><text:span text:style-name="T7"><text:tab/>4</text:span></text:a></text:p>
      <text:p text:style-name="P24"><text:a xlink:type="simple" xlink:href="#_Toc442864860" text:style-name="Index_20_Link" text:visited-style-name="Index_20_Link"><text:span text:style-name="T6">Google Docs</text:span></text:a><text:a xlink:type="simple" xlink:href="#_Toc442864860" text:style-name="Index_20_Link" text:visited-style-name="Index_20_Link"><text:span text:style-name="T7"><text:tab/>4</text:span></text:a></text:p>
      <text:p text:style-name="P24"><text:a xlink:type="simple" xlink:href="#_Toc442864861" text:style-name="Index_20_Link" text:visited-style-name="Index_20_Link"><text:span text:style-name="T6">Zoho</text:span></text:a><text:a xlink:type="simple" xlink:href="#_Toc442864861" text:style-name="Index_20_Link" text:visited-style-name="Index_20_Link"><text:span text:style-name="T7"><text:tab/>4</text:span></text:a></text:p>
      <text:p text:style-name="P39"><text:a xlink:type="simple" xlink:href="#_Toc442864862" text:style-name="Index_20_Link" text:visited-style-name="Index_20_Link"><text:span text:style-name="T6">Soll-Zustand</text:span></text:a><text:a xlink:type="simple" xlink:href="#_Toc442864862" text:style-name="Index_20_Link" text:visited-style-name="Index_20_Link"><text:span text:style-name="T7"><text:tab/>5</text:span></text:a></text:p>
      <text:p text:style-name="P24"><text:a xlink:type="simple" xlink:href="#_Toc442864863" text:style-name="Index_20_Link" text:visited-style-name="Index_20_Link"><text:span text:style-name="T6">Muss-Ziele</text:span></text:a><text:a xlink:type="simple" xlink:href="#_Toc442864863" text:style-name="Index_20_Link" text:visited-style-name="Index_20_Link"><text:span text:style-name="T7"><text:tab/>5</text:span></text:a></text:p>
      <text:p text:style-name="P24"><text:a xlink:type="simple" xlink:href="#_Toc442864864" text:style-name="Index_20_Link" text:visited-style-name="Index_20_Link"><text:span text:style-name="T6">Kann-Ziele</text:span></text:a><text:a xlink:type="simple" xlink:href="#_Toc442864864" text:style-name="Index_20_Link" text:visited-style-name="Index_20_Link"><text:span text:style-name="T7"><text:tab/>5</text:span></text:a></text:p>
      <text:p text:style-name="P24"><text:a xlink:type="simple" xlink:href="#_Toc442864865" text:style-name="Index_20_Link" text:visited-style-name="Index_20_Link"><text:span text:style-name="T6">Nicht-Ziele</text:span></text:a><text:a xlink:type="simple" xlink:href="#_Toc442864865" text:style-name="Index_20_Link" text:visited-style-name="Index_20_Link"><text:span text:style-name="T7"><text:tab/>5</text:span></text:a></text:p>
      <text:p text:style-name="P39"><text:a xlink:type="simple" xlink:href="#_Toc442864866" text:style-name="Index_20_Link" text:visited-style-name="Index_20_Link"><text:span text:style-name="T6">Hauptfunktionen</text:span></text:a><text:a xlink:type="simple" xlink:href="#_Toc442864866" text:style-name="Index_20_Link" text:visited-style-name="Index_20_Link"><text:span text:style-name="T7"><text:tab/>5</text:span></text:a></text:p>
      <text:p text:style-name="P24"><text:a xlink:type="simple" xlink:href="#_Toc442864867" text:style-name="Index_20_Link" text:visited-style-name="Index_20_Link"><text:span text:style-name="T6">/LF20/ Gruppen verwalten (Rechtesystem)</text:span></text:a><text:a xlink:type="simple" xlink:href="#_Toc442864867" text:style-name="Index_20_Link" text:visited-style-name="Index_20_Link"><text:span text:style-name="T7"><text:tab/>5</text:span></text:a></text:p>
      <text:p text:style-name="P24"><text:a xlink:type="simple" xlink:href="#_Toc442864868" text:style-name="Index_20_Link" text:visited-style-name="Index_20_Link"><text:span text:style-name="T6">/LF30/ Einträge verwalten</text:span></text:a><text:a xlink:type="simple" xlink:href="#_Toc442864868" text:style-name="Index_20_Link" text:visited-style-name="Index_20_Link"><text:span text:style-name="T7"><text:tab/>6</text:span></text:a></text:p>
      <text:p text:style-name="P24"><text:a xlink:type="simple" xlink:href="#_Toc442864869" text:style-name="Index_20_Link" text:visited-style-name="Index_20_Link"><text:span text:style-name="T6">/LF40/ Einträge editieren</text:span></text:a><text:a xlink:type="simple" xlink:href="#_Toc442864869" text:style-name="Index_20_Link" text:visited-style-name="Index_20_Link"><text:span text:style-name="T7"><text:tab/>6</text:span></text:a></text:p>
      <text:p text:style-name="P24"><text:a xlink:type="simple" xlink:href="#_Toc442864870" text:style-name="Index_20_Link" text:visited-style-name="Index_20_Link"><text:span text:style-name="T6">/LF50/ Dateien hochladen</text:span></text:a><text:a xlink:type="simple" xlink:href="#_Toc442864870" text:style-name="Index_20_Link" text:visited-style-name="Index_20_Link"><text:span text:style-name="T7"><text:tab/>6</text:span></text:a></text:p>
      <text:p text:style-name="P39"><text:a xlink:type="simple" xlink:href="#_Toc442864871" text:style-name="Index_20_Link" text:visited-style-name="Index_20_Link"><text:span text:style-name="T6">Hauptdaten</text:span></text:a><text:a xlink:type="simple" xlink:href="#_Toc442864871" text:style-name="Index_20_Link" text:visited-style-name="Index_20_Link"><text:span text:style-name="T7"><text:tab/>6</text:span></text:a></text:p>
      <text:p text:style-name="P24"><text:a xlink:type="simple" xlink:href="#_Toc442864872" text:style-name="Index_20_Link" text:visited-style-name="Index_20_Link"><text:span text:style-name="T6">/LD10/ Datenbank</text:span></text:a><text:a xlink:type="simple" xlink:href="#_Toc442864872" text:style-name="Index_20_Link" text:visited-style-name="Index_20_Link"><text:span text:style-name="T7"><text:tab/>6</text:span></text:a></text:p>
      <text:p text:style-name="P24"><text:a xlink:type="simple" xlink:href="#_Toc442864873" text:style-name="Index_20_Link" text:visited-style-name="Index_20_Link"><text:span text:style-name="T6">/LD20/ Server</text:span></text:a><text:a xlink:type="simple" xlink:href="#_Toc442864873" text:style-name="Index_20_Link" text:visited-style-name="Index_20_Link"><text:span text:style-name="T7"><text:tab/>7</text:span></text:a></text:p>
      <text:p text:style-name="P39"><text:a xlink:type="simple" xlink:href="#_Toc442864874" text:style-name="Index_20_Link" text:visited-style-name="Index_20_Link"><text:span text:style-name="T6">Hauptleistungen</text:span></text:a><text:a xlink:type="simple" xlink:href="#_Toc442864874" text:style-name="Index_20_Link" text:visited-style-name="Index_20_Link"><text:span text:style-name="T7"><text:tab/>7</text:span></text:a></text:p>
      <text:p text:style-name="P24"><text:a xlink:type="simple" xlink:href="#_Toc442864875" text:style-name="Index_20_Link" text:visited-style-name="Index_20_Link"><text:span text:style-name="T6">/LL10/ Skalierbarkeit</text:span></text:a><text:a xlink:type="simple" xlink:href="#_Toc442864875" text:style-name="Index_20_Link" text:visited-style-name="Index_20_Link"><text:span text:style-name="T7"><text:tab/>7</text:span></text:a></text:p>
      <text:p text:style-name="P24"><text:a xlink:type="simple" xlink:href="#_Toc442864876" text:style-name="Index_20_Link" text:visited-style-name="Index_20_Link"><text:span text:style-name="T6">/LL20/ Leistung</text:span></text:a><text:a xlink:type="simple" xlink:href="#_Toc442864876" text:style-name="Index_20_Link" text:visited-style-name="Index_20_Link"><text:span text:style-name="T7"><text:tab/>7</text:span></text:a></text:p>
      <text:p text:style-name="P39"><text:a xlink:type="simple" xlink:href="#_Toc442864877" text:style-name="Index_20_Link" text:visited-style-name="Index_20_Link"><text:span text:style-name="T6">Qualitätsmerkmale</text:span></text:a><text:a xlink:type="simple" xlink:href="#_Toc442864877" text:style-name="Index_20_Link" text:visited-style-name="Index_20_Link"><text:span text:style-name="T7"><text:tab/>7</text:span></text:a></text:p>
      <text:p text:style-name="P38"><text:a xlink:type="simple" xlink:href="#_Toc442864878" text:style-name="Index_20_Link" text:visited-style-name="Index_20_Link"><text:span text:style-name="T6">Durchführbarkeitsuntersuchung</text:span></text:a><text:a xlink:type="simple" xlink:href="#_Toc442864878" text:style-name="Index_20_Link" text:visited-style-name="Index_20_Link"><text:span text:style-name="T7"><text:tab/>8</text:span></text:a></text:p>
      <text:p text:style-name="P39"><text:a xlink:type="simple" xlink:href="#_Toc442864879" text:style-name="Index_20_Link" text:visited-style-name="Index_20_Link"><text:span text:style-name="T6">Programmiersprachen</text:span></text:a><text:a xlink:type="simple" xlink:href="#_Toc442864879" text:style-name="Index_20_Link" text:visited-style-name="Index_20_Link"><text:span text:style-name="T7"><text:tab/>8</text:span></text:a></text:p>
      <text:p text:style-name="P24"><text:a xlink:type="simple" xlink:href="#_Toc442864880" text:style-name="Index_20_Link" text:visited-style-name="Index_20_Link"><text:span text:style-name="T6">Variante 1 – PHP</text:span></text:a><text:a xlink:type="simple" xlink:href="#_Toc442864880" text:style-name="Index_20_Link" text:visited-style-name="Index_20_Link"><text:span text:style-name="T7"><text:tab/>8</text:span></text:a></text:p>
      <text:p text:style-name="P24"><text:a xlink:type="simple" xlink:href="#_Toc442864881" text:style-name="Index_20_Link" text:visited-style-name="Index_20_Link"><text:span text:style-name="T6">Variante 2 – Python (Django)</text:span></text:a><text:a xlink:type="simple" xlink:href="#_Toc442864881" text:style-name="Index_20_Link" text:visited-style-name="Index_20_Link"><text:span text:style-name="T7"><text:tab/>8</text:span></text:a></text:p>
      <text:p text:style-name="P24"><text:a xlink:type="simple" xlink:href="#_Toc442864882" text:style-name="Index_20_Link" text:visited-style-name="Index_20_Link"><text:span text:style-name="T6">Entscheidungsfindung</text:span></text:a><text:a xlink:type="simple" xlink:href="#_Toc442864882" text:style-name="Index_20_Link" text:visited-style-name="Index_20_Link"><text:span text:style-name="T7"><text:tab/>8</text:span></text:a></text:p>
      <text:p text:style-name="P39"><text:soft-page-break/><text:a xlink:type="simple" xlink:href="#_Toc442864883" text:style-name="Index_20_Link" text:visited-style-name="Index_20_Link"><text:span text:style-name="T6">Datenbank Management System</text:span></text:a><text:a xlink:type="simple" xlink:href="#_Toc442864883" text:style-name="Index_20_Link" text:visited-style-name="Index_20_Link"><text:span text:style-name="T7"><text:tab/>9</text:span></text:a></text:p>
      <text:p text:style-name="P24"><text:a xlink:type="simple" xlink:href="#_Toc442864884" text:style-name="Index_20_Link" text:visited-style-name="Index_20_Link"><text:span text:style-name="T8">PostgreSQL</text:span></text:a><text:a xlink:type="simple" xlink:href="#_Toc442864884" text:style-name="Index_20_Link" text:visited-style-name="Index_20_Link"><text:span text:style-name="T7"><text:tab/>9</text:span></text:a></text:p>
      <text:p text:style-name="P39"><text:a xlink:type="simple" xlink:href="#_Toc442864885" text:style-name="Index_20_Link" text:visited-style-name="Index_20_Link"><text:span text:style-name="T6">Umsetzungsvariante</text:span></text:a><text:a xlink:type="simple" xlink:href="#_Toc442864885" text:style-name="Index_20_Link" text:visited-style-name="Index_20_Link"><text:span text:style-name="T7"><text:tab/>9</text:span></text:a></text:p>
      <text:p text:style-name="P24"><text:a xlink:type="simple" xlink:href="#_Toc442864886" text:style-name="Index_20_Link" text:visited-style-name="Index_20_Link"><text:span text:style-name="T6">Cloud</text:span></text:a><text:a xlink:type="simple" xlink:href="#_Toc442864886" text:style-name="Index_20_Link" text:visited-style-name="Index_20_Link"><text:span text:style-name="T7"><text:tab/>9</text:span></text:a></text:p>
      <text:p text:style-name="P24"><text:a xlink:type="simple" xlink:href="#_Toc442864887" text:style-name="Index_20_Link" text:visited-style-name="Index_20_Link"><text:span text:style-name="T6">Datenbank</text:span></text:a><text:a xlink:type="simple" xlink:href="#_Toc442864887" text:style-name="Index_20_Link" text:visited-style-name="Index_20_Link"><text:span text:style-name="T7"><text:tab/>9</text:span></text:a></text:p>
      <text:p text:style-name="P24"><text:a xlink:type="simple" xlink:href="#_Toc442864888" text:style-name="Index_20_Link" text:visited-style-name="Index_20_Link"><text:span text:style-name="T6">Hybrid</text:span></text:a><text:a xlink:type="simple" xlink:href="#_Toc442864888" text:style-name="Index_20_Link" text:visited-style-name="Index_20_Link"><text:span text:style-name="T7"><text:tab/>9</text:span></text:a></text:p>
      <text:p text:style-name="P38"><text:a xlink:type="simple" xlink:href="#_Toc442864889" text:style-name="Index_20_Link" text:visited-style-name="Index_20_Link"><text:span text:style-name="T6">Personelle Durchführbarkeit</text:span></text:a><text:a xlink:type="simple" xlink:href="#_Toc442864889" text:style-name="Index_20_Link" text:visited-style-name="Index_20_Link"><text:span text:style-name="T7"><text:tab/>10</text:span></text:a></text:p>
      <text:p text:style-name="P24"><text:a xlink:type="simple" xlink:href="#_Toc442864890" text:style-name="Index_20_Link" text:visited-style-name="Index_20_Link"><text:span text:style-name="T6">Qualifikation des Teams</text:span></text:a><text:a xlink:type="simple" xlink:href="#_Toc442864890" text:style-name="Index_20_Link" text:visited-style-name="Index_20_Link"><text:span text:style-name="T7"><text:tab/>10</text:span></text:a></text:p>
      <text:p text:style-name="P24"><text:a xlink:type="simple" xlink:href="#_Toc442864891" text:style-name="Index_20_Link" text:visited-style-name="Index_20_Link"><text:span text:style-name="T6">Zusammenarbeit im Team</text:span></text:a><text:a xlink:type="simple" xlink:href="#_Toc442864891" text:style-name="Index_20_Link" text:visited-style-name="Index_20_Link"><text:span text:style-name="T7"><text:tab/>10</text:span></text:a></text:p>
      <text:p text:style-name="P38"><text:a xlink:type="simple" xlink:href="#_Toc442864892" text:style-name="Index_20_Link" text:visited-style-name="Index_20_Link"><text:span text:style-name="T6">Ökonomische Durchführbarkeit</text:span></text:a><text:a xlink:type="simple" xlink:href="#_Toc442864892" text:style-name="Index_20_Link" text:visited-style-name="Index_20_Link"><text:span text:style-name="T7"><text:tab/>10</text:span></text:a></text:p>
      <text:p text:style-name="P39"><text:a xlink:type="simple" xlink:href="#_Toc442864893" text:style-name="Index_20_Link" text:visited-style-name="Index_20_Link"><text:span text:style-name="T6">Terminschätzung</text:span></text:a><text:a xlink:type="simple" xlink:href="#_Toc442864893" text:style-name="Index_20_Link" text:visited-style-name="Index_20_Link"><text:span text:style-name="T7"><text:tab/>10</text:span></text:a></text:p>
      <text:p text:style-name="P39"><text:a xlink:type="simple" xlink:href="#_Toc442864894" text:style-name="Index_20_Link" text:visited-style-name="Index_20_Link"><text:span text:style-name="T6">Aufwandschätzung</text:span></text:a><text:a xlink:type="simple" xlink:href="#_Toc442864894" text:style-name="Index_20_Link" text:visited-style-name="Index_20_Link"><text:span text:style-name="T7"><text:tab/>10</text:span></text:a></text:p>
      <text:p text:style-name="P24"><text:span text:style-name="T6">???</text:span><text:a xlink:type="simple" xlink:href="#_Toc442864895" text:style-name="Index_20_Link" text:visited-style-name="Index_20_Link"><text:span text:style-name="T6">Function Point Analyse</text:span></text:a><text:a xlink:type="simple" xlink:href="#_Toc442864895" text:style-name="Index_20_Link" text:visited-style-name="Index_20_Link"><text:span text:style-name="T7"><text:tab/>11</text:span></text:a></text:p>
      <text:p text:style-name="P39"><text:a xlink:type="simple" xlink:href="#_Toc442864896" text:style-name="Index_20_Link" text:visited-style-name="Index_20_Link"><text:span text:style-name="T6">Kostenplanung</text:span></text:a><text:a xlink:type="simple" xlink:href="#_Toc442864896" text:style-name="Index_20_Link" text:visited-style-name="Index_20_Link"><text:span text:style-name="T7"><text:tab/>12</text:span></text:a></text:p>
      <text:p text:style-name="P38"><text:a xlink:type="simple" xlink:href="#_Toc442864897" text:style-name="Index_20_Link" text:visited-style-name="Index_20_Link"><text:span text:style-name="T6">Risiken</text:span></text:a><text:a xlink:type="simple" xlink:href="#_Toc442864897" text:style-name="Index_20_Link" text:visited-style-name="Index_20_Link"><text:span text:style-name="T7"><text:tab/>12</text:span></text:a></text:p>
      <text:p text:style-name="P39"><text:a xlink:type="simple" xlink:href="#_Toc442864898" text:style-name="Index_20_Link" text:visited-style-name="Index_20_Link"><text:span text:style-name="T6">Technische Risiken</text:span></text:a><text:a xlink:type="simple" xlink:href="#_Toc442864898" text:style-name="Index_20_Link" text:visited-style-name="Index_20_Link"><text:span text:style-name="T7"><text:tab/>12</text:span></text:a></text:p>
      <text:p text:style-name="P24"><text:a xlink:type="simple" xlink:href="#_Toc442864899" text:style-name="Index_20_Link" text:visited-style-name="Index_20_Link"><text:span text:style-name="T6">Zu geringes Fachwissen</text:span></text:a><text:a xlink:type="simple" xlink:href="#_Toc442864899" text:style-name="Index_20_Link" text:visited-style-name="Index_20_Link"><text:span text:style-name="T7"><text:tab/>12</text:span></text:a></text:p>
      <text:p text:style-name="P39"><text:a xlink:type="simple" xlink:href="#_Toc442864900" text:style-name="Index_20_Link" text:visited-style-name="Index_20_Link"><text:span text:style-name="T6">Personelle Risiken</text:span></text:a><text:a xlink:type="simple" xlink:href="#_Toc442864900" text:style-name="Index_20_Link" text:visited-style-name="Index_20_Link"><text:span text:style-name="T7"><text:tab/>12</text:span></text:a></text:p>
      <text:p text:style-name="P24"><text:a xlink:type="simple" xlink:href="#_Toc442864901" text:style-name="Index_20_Link" text:visited-style-name="Index_20_Link"><text:span text:style-name="T6">Ausfall von Teammitgliedern</text:span></text:a><text:a xlink:type="simple" xlink:href="#_Toc442864901" text:style-name="Index_20_Link" text:visited-style-name="Index_20_Link"><text:span text:style-name="T7"><text:tab/>12</text:span></text:a></text:p>
      <text:p text:style-name="P38"><text:a xlink:type="simple" xlink:href="#_Toc442864902" text:style-name="Index_20_Link" text:visited-style-name="Index_20_Link"><text:span text:style-name="T6">Nutzenanalyse</text:span></text:a><text:a xlink:type="simple" xlink:href="#_Toc442864902" text:style-name="Index_20_Link" text:visited-style-name="Index_20_Link"><text:span text:style-name="T7"><text:tab/>12</text:span></text:a></text:p>
      <text:p text:style-name="P39"><text:a xlink:type="simple" xlink:href="#_Toc442864903" text:style-name="Index_20_Link" text:visited-style-name="Index_20_Link"><text:span text:style-name="T6">Nutzen für den Kunden</text:span></text:a><text:a xlink:type="simple" xlink:href="#_Toc442864903" text:style-name="Index_20_Link" text:visited-style-name="Index_20_Link"><text:span text:style-name="T7"><text:tab/>12</text:span></text:a></text:p>
      <text:p text:style-name="P39"><text:a xlink:type="simple" xlink:href="#_Toc442864904" text:style-name="Index_20_Link" text:visited-style-name="Index_20_Link"><text:span text:style-name="T6">Nutzen für das Projektteam</text:span></text:a><text:a xlink:type="simple" xlink:href="#_Toc442864904" text:style-name="Index_20_Link" text:visited-style-name="Index_20_Link"><text:span text:style-name="T7"><text:tab/>12</text:span></text:a></text:p>
      <text:p text:style-name="P38"><text:a xlink:type="simple" xlink:href="#_Toc442864905" text:style-name="Index_20_Link" text:visited-style-name="Index_20_Link"><text:span text:style-name="T6">Gesamtfazit</text:span></text:a><text:a xlink:type="simple" xlink:href="#_Toc442864905" text:style-name="Index_20_Link" text:visited-style-name="Index_20_Link"><text:span text:style-name="T7"><text:tab/>13</text:span></text:a></text:p>
      <text:p text:style-name="P37"><text:a xlink:type="simple" xlink:href="#_Toc442864906" text:style-name="Index_20_Link" text:visited-style-name="Index_20_Link"><text:span text:style-name="T6">Glossar</text:span></text:a><text:a xlink:type="simple" xlink:href="#_Toc442864906" text:style-name="Index_20_Link" text:visited-style-name="Index_20_Link"><text:span text:style-name="T7"><text:tab/>13</text:span></text:a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31" text:outline-level="1">Protokoll</text:h>
      <table:table table:name="Tabelle1" table:style-name="Tabelle1">
        <table:table-column table:style-name="Tabelle1.A" table:number-columns-repeated="3"/>
        <table:table-column table:style-name="Tabelle1.D"/>
        <table:table-row>
          <table:table-cell table:style-name="Tabelle1.A1" office:value-type="string">
            <text:p text:style-name="P33">Version</text:p>
          </table:table-cell>
          <table:table-cell table:style-name="Tabelle1.A1" office:value-type="string">
            <text:p text:style-name="P33">Autor</text:p>
          </table:table-cell>
          <table:table-cell table:style-name="Tabelle1.A1" office:value-type="string">
            <text:p text:style-name="P33">Datum</text:p>
          </table:table-cell>
          <table:table-cell table:style-name="Tabelle1.D1" office:value-type="string">
            <text:p text:style-name="P33">Kommentar</text:p>
          </table:table-cell>
        </table:table-row>
        <table:table-row>
          <table:table-cell table:style-name="Tabelle1.A2" office:value-type="string">
            <text:p text:style-name="P34">0.1</text:p>
          </table:table-cell>
          <table:table-cell table:style-name="Tabelle1.A2" office:value-type="string">
            <text:p text:style-name="P35">Reichl Markus,</text:p>
            <text:p text:style-name="P35">Tekin Burak,</text:p>
            <text:p text:style-name="P35">Wellner Florian,</text:p>
            <text:p text:style-name="P35">Djordjevic Filip</text:p>
          </table:table-cell>
          <table:table-cell table:style-name="Tabelle1.A2" office:value-type="string">
            <text:p text:style-name="P36">18.10.2016</text:p>
          </table:table-cell>
          <table:table-cell table:style-name="Tabelle1.D2" office:value-type="string">
            <text:p text:style-name="P35">Erste Version mit groben Inhalten</text:p>
          </table:table-cell>
        </table:table-row>
      </table:table>
      <text:p text:style-name="P2"/>
      <text:h text:style-name="P25" text:outline-level="1"><text:bookmark-start text:name="_Toc442864852"/>Projektdaten<text:bookmark-end text:name="_Toc442864852"/></text:h>
      <text:h text:style-name="P40" text:outline-level="2"><text:bookmark-start text:name="_Toc442864853"/>Projektbeschreibung<text:bookmark-end text:name="_Toc442864853"/></text:h>
      <text:h text:style-name="P47" text:outline-level="3">Einführung</text:h>
      <text:p text:style-name="P64"><text:span text:style-name="T1">„Hero“ ist ein Top-Down</text:span> Roguelike Bullethell RPG. <text:span text:style-name="T23">Dabei gibt es wenige Spiele in diesem Stil existieren, jedoch sind diese graphisch nicht mehr aktuell.</text:span></text:p>
      <text:p text:style-name="P64"/>
      <text:p text:style-name="P68">Fehlt</text:p>
      <text:h text:style-name="P48" text:outline-level="3">Beschreibung</text:h>
      <text:p text:style-name="P67">Fehlt</text:p>
      <text:p text:style-name="P3"/>
      <text:h text:style-name="P49" text:outline-level="3"><text:bookmark-start text:name="_Toc442864856"/>Team<text:bookmark-end text:name="_Toc442864856"/></text:h>
      <text:p text:style-name="P3"><text:span text:style-name="T4">Markus Reichl </text:span>(Projektleiter)<text:line-break/>- Email: <text:span text:style-name="T14">mreichl@student.tgm.ac.at</text:span><text:line-break/>- Fähigkeiten: Grafikdesign, </text:p>
      <text:p text:style-name="P3"/>
      <text:p text:style-name="P4"><text:span text:style-name="T5">Burak Tekin </text:span>(<text:span text:style-name="T14">Grafikdesigner</text:span>)<text:line-break/>- Email: <text:span text:style-name="T14">btekin@student.tgm.ac.at</text:span><text:line-break/>- Fähigkeiten: Grafikdesign, </text:p>
      <text:p text:style-name="P4"/>
      <text:p text:style-name="P4"><text:span text:style-name="T5">Florian Wellner </text:span>(<text:span text:style-name="T14">Entwickler</text:span>)<text:line-break/>- Email: <text:span text:style-name="T14">fwellner@student.tgm.ac.at</text:span><text:line-break/>- Fähigkeiten: Grafikdesign, </text:p>
      <text:p text:style-name="P4"/>
      <text:p text:style-name="P4"><text:span text:style-name="T5">Filip Djordjevic </text:span>(<text:span text:style-name="T14">Audiodesigner</text:span>)<text:line-break/>- Email: <text:span text:style-name="T14">fdjordjevic@student.tgm.ac.at</text:span><text:line-break/>- Fähigkeiten: <text:span text:style-name="T14">Audiotechnik</text:span>, </text:p>
      <text:p text:style-name="P4"/>
      <text:p text:style-name="P4"/>
      <text:h text:style-name="P26" text:outline-level="1"><text:bookmark-start text:name="_Toc442864857"/>Voruntersuchung<text:bookmark-end text:name="_Toc442864857"/></text:h>
      <text:h text:style-name="P41" text:outline-level="2">Ist-Erhebung</text:h>
      <text:p text:style-name="P6"><text:span text:style-name="T2">Roguelike Bullethell Spiele</text:span> sind keine Seltenheit. <text:line-break/><text:span text:style-name="T16">Realm of The Mad God</text:span> und <text:span text:style-name="T16">Titan Souls</text:span> <text:span text:style-name="T15">sind perfekte Beispiele als Vorgänger</text:span>.</text:p>
      <text:p text:style-name="P7"><text:soft-page-break/>Generell überschneidet sich das Projekt stark mit der Kategorie „<text:span text:style-name="T2">Roguelike Bullethell</text:span>“:</text:p>
      <text:p text:style-name="P7"/>
      <text:p text:style-name="P69">Fehlt</text:p>
      <text:h text:style-name="P50" text:outline-level="3"/>
      <text:h text:style-name="P51" text:outline-level="3">Realm of The Mad God</text:h>
      <text:p text:style-name="P69">Fehlt</text:p>
      <text:p text:style-name="P5"/>
      <text:h text:style-name="P52" text:outline-level="3">Titan Souls</text:h>
      <text:p text:style-name="P69">Fehlt</text:p>
      <text:p text:style-name="P5"/>
      <text:h text:style-name="P43" text:outline-level="2">Soll-Zustand</text:h>
      <text:h text:style-name="P53" text:outline-level="3">Muss-Ziele</text:h>
      <text:p text:style-name="P65">Prototyp fertigstellen<text:tab/><text:span text:style-name="T25">Fehlt</text:span></text:p>
      <text:p text:style-name="P8"/>
      <text:h text:style-name="P53" text:outline-level="3">Kann-Ziele</text:h>
      <text:p text:style-name="P65">Spiel fertigstellen <text:s text:c="2"/><text:span text:style-name="T25">Fehlt</text:span></text:p>
      <text:p text:style-name="P8"/>
      <text:h text:style-name="P53" text:outline-level="3">Nicht-Ziele</text:h>
      <text:p text:style-name="P65">Hamster füttern <text:s/><text:span text:style-name="T25">Fehlt</text:span></text:p>
      <text:p text:style-name="P8"/>
      <text:h text:style-name="P42" text:outline-level="2">Hauptfunktionen</text:h>
      <text:h text:style-name="P44" text:outline-level="2">/LF10/ Bewegung</text:h>
      <text:p text:style-name="P14">Bewegung des Charakters (/LF30/)</text:p>
      <text:p text:style-name="P14">Die Bewegung erfolgt durch Tastatur und Maus.</text:p>
      <text:h text:style-name="P44" text:outline-level="2">/LF20/ Angriff</text:h>
      <text:p text:style-name="P14">Interaktion durch Angriffe</text:p>
      <text:p text:style-name="P14">Charaktere (/LF30/) und Gegner (/LF40/) reagieren auf Angriffe, welche durch Projektile dargestellt und berechnet werden.</text:p>
      <text:h text:style-name="P44" text:outline-level="2">/LF30/ Charakter</text:h>
      <text:p text:style-name="P14">Spielbarer Charakter</text:p>
      <text:p text:style-name="P14">Der Charakter des Spielers kann mittels Bewegung (/LF10/) gesteuert werden und benutzt Angriffe (/LF20/).</text:p>
      <text:h text:style-name="P44" text:outline-level="2">/LF40/ Gegner</text:h>
      <text:p text:style-name="P14">KI-gesteuerte Gegner</text:p>
      <text:p text:style-name="P8">Der Gegner bewegt sich auf der Spielwelt und benutzt Angriffe (/LF20/) um dem Spieler zu schaden.</text:p>
      <text:p text:style-name="P8"/>
      <text:h text:style-name="P45" text:outline-level="2"><text:bookmark-start text:name="_Toc442864871"/>Hauptdaten<text:bookmark-end text:name="_Toc442864871"/></text:h>
      <text:p text:style-name="P9">Folgende Daten sind Auszüge aus dem aktuellen Lastenheft.</text:p>
      <text:h text:style-name="P27" text:outline-level="1">Produktdaten</text:h>
      <text:h text:style-name="P45" text:outline-level="2">/LD10/ Performance</text:h>
      <text:p text:style-name="P15">Besonders gute Gesamtleistung</text:p>
      <text:p text:style-name="P15"><text:soft-page-break/>Stabile Bildrate trotz großer Anzahl an Elementen wie Gegner, Spieler und Projektile</text:p>
      <text:h text:style-name="P27" text:outline-level="1">Produktleistungen</text:h>
      <text:h text:style-name="P45" text:outline-level="2">/LL10/ Erweiterbarkeit</text:h>
      <text:p text:style-name="P15">Abstrakte Entwicklung</text:p>
      <text:p text:style-name="P9">Da es sich um einen Prototyp handelt ist Erweiterbarkeit ein wichtiger Faktor. Abstrakte Entwicklung ist daher von Vorteil.</text:p>
      <text:p text:style-name="P9"/>
      <text:h text:style-name="P28" text:outline-level="1">Qualitätsanforderungen</text:h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row table:style-name="Tabelle3.1">
          <table:table-cell table:style-name="Tabelle3.A1" office:value-type="string">
            <text:p text:style-name="P21">Qualität</text:p>
          </table:table-cell>
          <table:table-cell table:style-name="Tabelle3.A1" office:value-type="string">
            <text:p text:style-name="P22">Hoch</text:p>
          </table:table-cell>
          <table:table-cell table:style-name="Tabelle3.A1" office:value-type="string">
            <text:p text:style-name="P22">Mittel</text:p>
          </table:table-cell>
          <table:table-cell table:style-name="Tabelle3.A1" office:value-type="string">
            <text:p text:style-name="P22">Ausreichend</text:p>
          </table:table-cell>
          <table:table-cell table:style-name="Tabelle3.A1" office:value-type="string">
            <text:p text:style-name="P22">Irrelevant</text:p>
          </table:table-cell>
        </table:table-row>
        <table:table-row table:style-name="Tabelle3.1">
          <table:table-cell table:style-name="Tabelle3.A2" office:value-type="string">
            <text:p text:style-name="P21">Effizienz</text:p>
          </table:table-cell>
          <table:table-cell table:style-name="Tabelle3.B2" office:value-type="string">
            <text:p text:style-name="P23"/>
          </table:table-cell>
          <table:table-cell table:style-name="Tabelle3.B2" office:value-type="string">
            <text:p text:style-name="P23"/>
          </table:table-cell>
          <table:table-cell table:style-name="Tabelle3.B2" office:value-type="string">
            <text:p text:style-name="P23">X</text:p>
          </table:table-cell>
          <table:table-cell table:style-name="Tabelle3.B2" office:value-type="string">
            <text:p text:style-name="P23"/>
          </table:table-cell>
        </table:table-row>
        <table:table-row table:style-name="Tabelle3.1">
          <table:table-cell table:style-name="Tabelle3.A2" office:value-type="string">
            <text:p text:style-name="P21">Funktionalität</text:p>
          </table:table-cell>
          <table:table-cell table:style-name="Tabelle3.B3" office:value-type="string">
            <text:p text:style-name="P23"/>
          </table:table-cell>
          <table:table-cell table:style-name="Tabelle3.C3" office:value-type="string">
            <text:p text:style-name="P23"/>
          </table:table-cell>
          <table:table-cell table:style-name="Tabelle3.D3" office:value-type="string">
            <text:p text:style-name="P23">X</text:p>
          </table:table-cell>
          <table:table-cell table:style-name="Tabelle3.E3" office:value-type="string">
            <text:p text:style-name="P23"/>
          </table:table-cell>
        </table:table-row>
        <table:table-row table:style-name="Tabelle3.1">
          <table:table-cell table:style-name="Tabelle3.A2" office:value-type="string">
            <text:p text:style-name="P21">Zuverlässigkeit</text:p>
          </table:table-cell>
          <table:table-cell table:style-name="Tabelle3.B2" office:value-type="string">
            <text:p text:style-name="P23"/>
          </table:table-cell>
          <table:table-cell table:style-name="Tabelle3.B2" office:value-type="string">
            <text:p text:style-name="P23"/>
          </table:table-cell>
          <table:table-cell table:style-name="Tabelle3.B2" office:value-type="string">
            <text:p text:style-name="P23">X</text:p>
          </table:table-cell>
          <table:table-cell table:style-name="Tabelle3.B2" office:value-type="string">
            <text:p text:style-name="P23"/>
          </table:table-cell>
        </table:table-row>
        <table:table-row table:style-name="Tabelle3.1">
          <table:table-cell table:style-name="Tabelle3.A2" office:value-type="string">
            <text:p text:style-name="P21">Benutzbarkeit</text:p>
          </table:table-cell>
          <table:table-cell table:style-name="Tabelle3.B5" office:value-type="string">
            <text:p text:style-name="P23"/>
          </table:table-cell>
          <table:table-cell table:style-name="Tabelle3.C5" office:value-type="string">
            <text:p text:style-name="P23">X</text:p>
          </table:table-cell>
          <table:table-cell table:style-name="Tabelle3.D5" office:value-type="string">
            <text:p text:style-name="P23"/>
          </table:table-cell>
          <table:table-cell table:style-name="Tabelle3.E5" office:value-type="string">
            <text:p text:style-name="P23"/>
          </table:table-cell>
        </table:table-row>
        <table:table-row table:style-name="Tabelle3.1">
          <table:table-cell table:style-name="Tabelle3.A2" office:value-type="string">
            <text:p text:style-name="P21">Änderbarkeit</text:p>
          </table:table-cell>
          <table:table-cell table:style-name="Tabelle3.B2" office:value-type="string">
            <text:p text:style-name="P23">X</text:p>
          </table:table-cell>
          <table:table-cell table:style-name="Tabelle3.B2" office:value-type="string">
            <text:p text:style-name="P23"/>
          </table:table-cell>
          <table:table-cell table:style-name="Tabelle3.B2" office:value-type="string">
            <text:p text:style-name="P23"/>
          </table:table-cell>
          <table:table-cell table:style-name="Tabelle3.B2" office:value-type="string">
            <text:p text:style-name="P23"/>
          </table:table-cell>
        </table:table-row>
        <table:table-row table:style-name="Tabelle3.1">
          <table:table-cell table:style-name="Tabelle3.A2" office:value-type="string">
            <text:p text:style-name="P21">Übertragbarkeit</text:p>
          </table:table-cell>
          <table:table-cell table:style-name="Tabelle3.B7" office:value-type="string">
            <text:p text:style-name="P23"/>
          </table:table-cell>
          <table:table-cell table:style-name="Tabelle3.C7" office:value-type="string">
            <text:p text:style-name="P23"/>
          </table:table-cell>
          <table:table-cell table:style-name="Tabelle3.D7" office:value-type="string">
            <text:p text:style-name="P23">X</text:p>
          </table:table-cell>
          <table:table-cell table:style-name="Tabelle3.E7" office:value-type="string">
            <text:p text:style-name="P23"/>
          </table:table-cell>
        </table:table-row>
      </table:table>
      <text:p text:style-name="P55">Effizienz und Funktionalität sind bei der Entwicklung des Prototyps zu vernachlässigen. Die Benutzbarkeit spielt im mittlerem Bereich, um trotz geringen Umfangs Einblick in das Spiel zu gewähren. Wie in Erweiterbarkeit (/LL10/) erwähnt wird viel Wert auf die Erweiterung des Modells gelegt. Die Übertragbarkeit ist von geringer Bedeutung da ein Wechsel der Engine nicht notwendig werden sollte.</text:p>
      <text:h text:style-name="Heading_20_1" text:outline-level="1"><text:bookmark-start text:name="_Toc442864878"/>Durchführbarkeitsuntersuchung<text:bookmark-end text:name="_Toc442864878"/></text:h>
      <text:h text:style-name="P45" text:outline-level="2"><text:bookmark-start text:name="_Toc442864879"/>Programmiersprachen<text:bookmark-end text:name="_Toc442864879"/></text:h>
      <text:p text:style-name="Text_20_body"><text:span text:style-name="T10">Variante 1 – </text:span><text:span text:style-name="T11">Unity<text:line-break/></text:span><text:span text:style-name="T3">Unity</text:span> ist eine <text:span text:style-name="T19">Laufzeit-</text:span> und <text:span text:style-name="T19">Entwicklungsumgebung</text:span> für <text:span text:style-name="T19">Spiele</text:span> <text:span text:style-name="T19">(Spiel-Engine</text:span>) des Unternehmens <text:span text:style-name="T18">Unity Technologies</text:span> mit Hauptsitz in <text:span text:style-name="T19">San Francisco</text:span>. Zielplattformen sind neben <text:span text:style-name="T19">Pcs</text:span> auch <text:span text:style-name="T19">Spielkonsolen</text:span>, <text:span text:style-name="T19">mobile Geräte</text:span> und <text:span text:style-name="T19">Webbrowser</text:span>. Die Entwicklungsumgebung, die die Entwicklung von Computerspielen und anderer interaktiver <text:span text:style-name="T17">3D-Grafik</text:span>-Anwendungen ermöglicht, gibt es für <text:span text:style-name="T17">Windows</text:span> und <text:span text:style-name="T17">OS X</text:span>. </text:p>
      <text:p text:style-name="P19">Pro</text:p>
      <text:p text:style-name="P16">Arbeit skaliert gut auf <text:span text:style-name="T20">wenig </text:span>Teammitglieder. <text:span text:style-name="T21">Da unser Team aus vier Mitgliedern besteht, können wir uns leichter koordinieren.</text:span></text:p>
      <text:p text:style-name="P16">Wenn Geld damit verdient <text:span text:style-name="T21">wird</text:span>, kostet es maximal eine Pro-Lizenz pro Nutzer, <text:span text:style-name="T21">somit sind beim Fehlschlag keine Kostenrisiken vorhanden.</text:span></text:p>
      <text:p text:style-name="P20">Contra</text:p>
      <text:p text:style-name="Text_20_body">Closed Source: <text:span text:style-name="T20">Bugs können schwer behoben werden.</text:span></text:p>
      <text:p text:style-name="P56"/>
      <text:p text:style-name="P68"><text:soft-page-break/>Fehlt</text:p>
      <text:p text:style-name="P57"><text:span text:style-name="T10">Variante </text:span><text:span text:style-name="T9">2</text:span><text:span text:style-name="T10"> – </text:span><text:span text:style-name="T9">Vul</text:span><text:span text:style-name="T12">k</text:span><text:span text:style-name="T9">an</text:span></text:p>
      <text:p text:style-name="P10">Pro</text:p>
      <text:p text:style-name="P10"/>
      <text:p text:style-name="P12">Contra</text:p>
      <text:p text:style-name="P68">Fehlt</text:p>
      <text:p text:style-name="P58"><text:span text:style-name="T10">Variante </text:span><text:span text:style-name="T13">3</text:span><text:span text:style-name="T10"> – </text:span><text:span text:style-name="T13">Monogame</text:span></text:p>
      <text:p text:style-name="P11">Pro</text:p>
      <text:p text:style-name="P11"/>
      <text:p text:style-name="P13">Contra</text:p>
      <text:h text:style-name="P29" text:outline-level="1">Personelle Durchführbarkeit</text:h>
      <text:h text:style-name="P54" text:outline-level="3"><text:bookmark-start text:name="_Toc442864891"/>Zusammenarbeit im Team<text:bookmark-end text:name="_Toc442864891"/></text:h>
      <text:p text:style-name="P17">Die Mitglieder sind teilweise bereits eingespielt und die Aufteilung der Arbeitspakete sollte Aufgrund unterschiedlicher Kompetenzen der Einzelnen kein Problem darstellen.</text:p>
      <text:p text:style-name="P17"/>
      <text:h text:style-name="P30" text:outline-level="1"><text:bookmark-start text:name="_Toc442864892"/>Ökonomische Durchführbarkeit<text:bookmark-end text:name="_Toc442864892"/></text:h>
      <text:h text:style-name="P46" text:outline-level="2">Terminschätzung</text:h>
      <text:p text:style-name="P18">Die Einhaltung des Terminplans wird erwartet und bildet wenig Risiko welches zur Not durch Überstunden ausgeglichen werden kann.</text:p>
      <text:h text:style-name="P73" text:outline-level="2"/>
      <text:h text:style-name="P73" text:outline-level="2">Kostenplanung</text:h>
      <text:p text:style-name="P59"/>
      <text:p text:style-name="P60">Für das Projekt sind keine Kosten vorgesehen, da Unity Lizenzfrei verwendbar ist, solange es die Einkommenssumme von <text:span text:style-name="T25">Fehlt</text:span> erreicht.</text:p>
      <text:h text:style-name="P70" text:outline-level="1"><text:bookmark-start text:name="_Toc442864897"/>Risiken<text:bookmark-end text:name="_Toc442864897"/></text:h>
      <text:h text:style-name="P74" text:outline-level="2"><text:bookmark-start text:name="_Toc442864898"/>Technische Risiken<text:bookmark-end text:name="_Toc442864898"/></text:h>
      <text:h text:style-name="P72" text:outline-level="3"><text:bookmark-start text:name="_Toc442864899"/>Zu geringes Fachwissen<text:bookmark-end text:name="_Toc442864899"/></text:h>
      <text:p text:style-name="P59">Die Überschätzung der eigenen Fähigkeiten ist nicht selten und kann bei hohen Anforderungen schnell zum Fall des Projekts oder zumindest einem großen Arbeitsaufwand führen.</text:p>
      <text:h text:style-name="P74" text:outline-level="2"><text:bookmark-start text:name="_Toc442864900"/>Personelle Risiken<text:bookmark-end text:name="_Toc442864900"/></text:h>
      <text:h text:style-name="P72" text:outline-level="3"><text:bookmark-start text:name="_Toc442864901"/>Ausfall von Teammitgliedern<text:bookmark-end text:name="_Toc442864901"/></text:h>
      <text:p text:style-name="P59">Plötzliche Krankheit oder Schulstress könnten die Produktivität des gesamten Teams beeinflussen und dadurch den Zeitplan gefährden.</text:p>
      <text:h text:style-name="P71" text:outline-level="1"/>
      <text:p text:style-name="P63"/>
      <text:p text:style-name="P63"/>
      <text:h text:style-name="P71" text:outline-level="1"><text:bookmark-start text:name="_Toc442864902"/><text:soft-page-break/>Nutzenanalyse<text:bookmark-end text:name="_Toc442864902"/></text:h>
      <text:h text:style-name="P75" text:outline-level="2">Nutzen für den Kunden </text:h>
      <text:p text:style-name="P62">Keine Ahnung Alta <text:span text:style-name="T25">Fehlt</text:span></text:p>
      <text:h text:style-name="P76" text:outline-level="2"/>
      <text:h text:style-name="P76" text:outline-level="2">Nutzen für das Projektteam</text:h>
      <text:p text:style-name="P62">Moneycash und Cashmoney <text:span text:style-name="T25">Fehlt</text:span></text:p>
      <text:h text:style-name="P71" text:outline-level="1"><text:bookmark-start text:name="_Toc442864905"/>Gesamtfazit<text:bookmark-end text:name="_Toc442864905"/></text:h>
      <text:p text:style-name="P63">Wie aus dem Dokument hervorgeht ist die Entscheidungsfindung leichtgefallen.<text:line-break/>Das Projekt wird mittels <text:span text:style-name="T22">Unity</text:span> umgesetzt. </text:p>
      <text:p text:style-name="P63"/>
      <text:p text:style-name="P66">Wir betrachten diese Aufgabe als technisch und finanziell umsetzbar und die Risiken sind wenig bedrohlich. <text:s/><text:span text:style-name="T24">(</text:span><text:span text:style-name="T25">Fehlt)</text:span></text:p>
      <text:p text:style-name="P63"/>
      <text:p text:style-name="P61">Am Markt gibt es nur wenige große Konkurrenten, welche jedoch viel Einfluss auf das Gelingen des Projekts haben. Eine kleine Kopie einer dieser Anwendungen ist keinesfalls vorgesehen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alibri Light" svg:font-family="'Calibri Light'" style:font-family-generic="roman" style:font-pitch="variable"/>
    <style:font-face style:name="Cooper Std Black" svg:font-family="'Cooper Std Black'" style:font-family-generic="roman" style:font-pitch="variable"/>
    <style:font-face style:name="Liberation Serif" svg:font-family="'Liberation Serif'" style:font-family-generic="roman" style:font-pitch="variable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cm" fo:margin-bottom="0.176cm" style:contextual-spacing="fals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size-asian="16pt" style:font-name-complex="Mangal" style:font-family-complex="Mangal" style:font-family-generic-complex="system" style:font-pitch-complex="variable" style:font-size-complex="16pt"/>
    </style:style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de" style:country-asian="AT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776cm" fo:margin-right="0cm" fo:margin-top="0cm" fo:margin-bottom="0.176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size-asian="12pt" style:font-name-complex="Mangal" style:font-family-complex="Mangal" style:font-family-generic-complex="system" style:font-pitch-complex="variable" style:font-size-complex="12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size-asian="13pt" style:font-name-complex="Mangal" style:font-family-complex="Mangal" style:font-family-generic-complex="system" style:font-pitch-complex="variable" style:font-size-complex="13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8T13:56:14.328000000</meta:creation-date>
    <dc:date>2016-11-08T15:36:21.254000000</dc:date>
    <meta:editing-duration>PT4H11M35S</meta:editing-duration>
    <meta:editing-cycles>7</meta:editing-cycles>
    <meta:generator>LibreOffice/4.2.7.2$Windows_x86 LibreOffice_project/933c0aa564ec4f8883ed5732c866db48dca4dac5</meta:generator>
    <meta:document-statistic meta:table-count="2" meta:image-count="0" meta:object-count="0" meta:page-count="8" meta:paragraph-count="180" meta:word-count="796" meta:character-count="6007" meta:non-whitespace-character-count="5374"/>
  </office:meta>
</office:document-meta>
</file>